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46">
            <text:p>1.046</text:p>
          </table:table-cell>
          <table:table-cell office:value-type="float" office:value="10">
            <text:p>10</text:p>
          </table:table-cell>
          <table:table-cell table:formula="of:=[.C3]*1.01" office:value-type="float" office:value="1.15543474318012">
            <text:p>1.1554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17.97">
            <text:p>17.97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19.8500595936393">
            <text:p>19.8501</text:p>
          </table:table-cell>
          <table:table-cell table:style-name="ce7" office:value-type="float" office:value="18.03">
            <text:p>18.03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9.916336921164">
            <text:p>19.916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.046">
            <text:p>1.046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14399479522784">
            <text:p>1.1440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17.97">
            <text:p>17.97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19.653524350138">
            <text:p>19.6535</text:p>
          </table:table-cell>
          <table:table-cell table:style-name="ce8" table:formula="of:=[.Y2]" office:value-type="float" office:value="18.03">
            <text:p>18.03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9.719145466499">
            <text:p>19.719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.046">
            <text:p>1.046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13266811408697">
            <text:p>1.1327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17.97">
            <text:p>17.97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19.4589350001366">
            <text:p>19.4589</text:p>
          </table:table-cell>
          <table:table-cell table:style-name="ce8" table:formula="of:=[.Y3]" office:value-type="float" office:value="18.03">
            <text:p>18.03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9.5239064024743">
            <text:p>19.5239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.046">
            <text:p>1.046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12145357830393">
            <text:p>1.1215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17.97">
            <text:p>17.97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19.266272277363">
            <text:p>19.2663</text:p>
          </table:table-cell>
          <table:table-cell table:style-name="ce8" table:formula="of:=[.Y4]" office:value-type="float" office:value="18.03">
            <text:p>18.03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9.3306003984894">
            <text:p>19.3306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.046">
            <text:p>1.046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11035007752865">
            <text:p>1.110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17.97">
            <text:p>17.97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19.0755171063">
            <text:p>19.0755</text:p>
          </table:table-cell>
          <table:table-cell table:style-name="ce8" table:formula="of:=[.Y5]" office:value-type="float" office:value="18.03">
            <text:p>18.03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9.139208315336">
            <text:p>19.139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.046">
            <text:p>1.046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.0993565124046">
            <text:p>1.0994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17.97">
            <text:p>17.97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18.886650600297">
            <text:p>18.8867</text:p>
          </table:table-cell>
          <table:table-cell table:style-name="ce8" table:formula="of:=[.Y6]" office:value-type="float" office:value="18.03">
            <text:p>18.03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8.949711203303">
            <text:p>18.949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.046">
            <text:p>1.046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08847179446">
            <text:p>1.0885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17.97">
            <text:p>17.97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18.6996540597">
            <text:p>18.6997</text:p>
          </table:table-cell>
          <table:table-cell table:style-name="ce8" table:formula="of:=[.Y7]" office:value-type="float" office:value="18.03">
            <text:p>18.03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8.7620903003">
            <text:p>18.762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.046">
            <text:p>1.046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077694846">
            <text:p>1.0777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17.97">
            <text:p>17.97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18.51450897">
            <text:p>18.5145</text:p>
          </table:table-cell>
          <table:table-cell table:style-name="ce8" table:formula="of:=[.Y8]" office:value-type="float" office:value="18.03">
            <text:p>18.03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8.57632703">
            <text:p>18.576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.046">
            <text:p>1.046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.0670246">
            <text:p>1.0670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17.97">
            <text:p>17.97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8.331197">
            <text:p>18.3312</text:p>
          </table:table-cell>
          <table:table-cell table:style-name="ce8" table:formula="of:=[.Y9]" office:value-type="float" office:value="18.03">
            <text:p>18.03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8.392403">
            <text:p>18.3924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.046">
            <text:p>1.046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.05646">
            <text:p>1.0565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17.97">
            <text:p>17.97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8.1497">
            <text:p>18.1497</text:p>
          </table:table-cell>
          <table:table-cell table:style-name="ce8" table:formula="of:=[.Y10]" office:value-type="float" office:value="18.03">
            <text:p>18.03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8.2103">
            <text:p>18.2103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.046">
            <text:p>1.046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.046">
            <text:p>1.046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17.97">
            <text:p>17.97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7.97">
            <text:p>17.9700</text:p>
          </table:table-cell>
          <table:table-cell table:style-name="ce8" table:formula="of:=[.Y11]" office:value-type="float" office:value="18.03">
            <text:p>18.03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8.03">
            <text:p>18.03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.046">
            <text:p>1.046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.03564356435644">
            <text:p>1.0356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17.97">
            <text:p>17.97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17.7920792079208">
            <text:p>17.7921</text:p>
          </table:table-cell>
          <table:table-cell table:style-name="ce8" table:formula="of:=[.Y12]" office:value-type="float" office:value="18.03">
            <text:p>18.03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7.8514851485149">
            <text:p>17.8515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.046">
            <text:p>1.046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.02538966767964">
            <text:p>1.0254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17.97">
            <text:p>17.97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17.6159200078424">
            <text:p>17.6159</text:p>
          </table:table-cell>
          <table:table-cell table:style-name="ce8" table:formula="of:=[.Y13]" office:value-type="float" office:value="18.03">
            <text:p>18.03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7.6747377708068">
            <text:p>17.6747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.046">
            <text:p>1.046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01523729473232">
            <text:p>1.0152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17.97">
            <text:p>17.97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7.4415049582598">
            <text:p>17.4415</text:p>
          </table:table-cell>
          <table:table-cell table:style-name="ce8" table:formula="of:=[.Y14]" office:value-type="float" office:value="18.03">
            <text:p>18.03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7.4997403671354">
            <text:p>17.4997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.046">
            <text:p>1.046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00518544032903">
            <text:p>1.005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17.97">
            <text:p>17.97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7.2688167903562">
            <text:p>17.2688</text:p>
          </table:table-cell>
          <table:table-cell table:style-name="ce8" table:formula="of:=[.Y15]" office:value-type="float" office:value="18.03">
            <text:p>18.03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7.3264756110252">
            <text:p>17.326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.046">
            <text:p>1.046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0.995233109236659">
            <text:p>0.9952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17.97">
            <text:p>17.97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7.0978384062933">
            <text:p>17.0978</text:p>
          </table:table-cell>
          <table:table-cell table:style-name="ce8" table:formula="of:=[.Y16]" office:value-type="float" office:value="18.03">
            <text:p>18.03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7.1549263475497">
            <text:p>17.154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.046">
            <text:p>1.046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9853793160759">
            <text:p>0.9854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17.97">
            <text:p>17.97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6.9285528775181">
            <text:p>16.9286</text:p>
          </table:table-cell>
          <table:table-cell table:style-name="ce8" table:formula="of:=[.Y17]" office:value-type="float" office:value="18.03">
            <text:p>18.03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6.9850755916333">
            <text:p>16.9851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.046">
            <text:p>1.046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975623085223663">
            <text:p>0.9756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17.97">
            <text:p>17.97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6.7609434430872">
            <text:p>16.7609</text:p>
          </table:table-cell>
          <table:table-cell table:style-name="ce8" table:formula="of:=[.Y18]" office:value-type="float" office:value="18.03">
            <text:p>18.03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6.8169065263697">
            <text:p>16.8169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.046">
            <text:p>1.046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965963450716498">
            <text:p>0.96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17.97">
            <text:p>17.97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6.5949935080071">
            <text:p>16.5950</text:p>
          </table:table-cell>
          <table:table-cell table:style-name="ce8" table:formula="of:=[.Y19]" office:value-type="float" office:value="18.03">
            <text:p>18.03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6.6504025013561">
            <text:p>16.650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.046">
            <text:p>1.046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956399456154949">
            <text:p>0.9564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17.97">
            <text:p>17.97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6.4306866415912">
            <text:p>16.4307</text:p>
          </table:table-cell>
          <table:table-cell table:style-name="ce8" table:formula="of:=[.Y20]" office:value-type="float" office:value="18.03">
            <text:p>18.03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6.4855470310456">
            <text:p>16.4855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.046">
            <text:p>1.046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94693015460886">
            <text:p>0.9469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17.97">
            <text:p>17.97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6.2680065758329">
            <text:p>16.2680</text:p>
          </table:table-cell>
          <table:table-cell table:style-name="ce8" table:formula="of:=[.Y21]" office:value-type="float" office:value="18.03">
            <text:p>18.03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6.3223237931145">
            <text:p>16.32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39">
            <text:p>1.039</text:p>
          </table:table-cell>
          <table:table-cell office:value-type="float" office:value="10">
            <text:p>10</text:p>
          </table:table-cell>
          <table:table-cell table:formula="of:=[.C26]*1.01" office:value-type="float" office:value="1.14770238830224">
            <text:p>1.147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39">
            <text:p>1.039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3633899831905">
            <text:p>1.1363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39">
            <text:p>1.039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2508811714758">
            <text:p>1.1251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39">
            <text:p>1.039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1394863083918">
            <text:p>1.11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39">
            <text:p>1.039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0291943647444">
            <text:p>1.1029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39">
            <text:p>1.039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0919994420539">
            <text:p>1.0920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39">
            <text:p>1.039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8118756639">
            <text:p>1.0812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39">
            <text:p>1.039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70482739">
            <text:p>1.0705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39">
            <text:p>1.039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598839">
            <text:p>1.059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39">
            <text:p>1.039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4939">
            <text:p>1.049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39">
            <text:p>1.039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39">
            <text:p>1.039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39">
            <text:p>1.039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2871287128713">
            <text:p>1.028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005">
            <text:p>1.00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39">
            <text:p>1.039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1852759533379">
            <text:p>1.0185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005">
            <text:p>1.00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39">
            <text:p>1.039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0844316369682">
            <text:p>1.0084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39">
            <text:p>1.039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998458577917646">
            <text:p>0.9985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39">
            <text:p>1.039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0.988572849423412">
            <text:p>0.9886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39">
            <text:p>1.039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78784999429121">
            <text:p>0.9788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39">
            <text:p>1.039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69094058840714">
            <text:p>0.969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39">
            <text:p>1.039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59499068159123">
            <text:p>0.9595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39">
            <text:p>1.039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4999907738527">
            <text:p>0.9500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39">
            <text:p>1.039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4059314592601">
            <text:p>0.940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5.55">
            <text:p>25.55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8.2230953042563">
            <text:p>28.2231</text:p>
          </table:table-cell>
          <table:table-cell table:style-name="ce7" office:value-type="float" office:value="25.37">
            <text:p>25.37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8.0242633216823">
            <text:p>28.024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5.55">
            <text:p>25.55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7.9436587170854">
            <text:p>27.9437</text:p>
          </table:table-cell>
          <table:table-cell table:style-name="ce8" table:formula="of:=[.Y2]" office:value-type="float" office:value="25.37">
            <text:p>25.37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7467953680022">
            <text:p>27.7468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5.55">
            <text:p>25.55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7.6669888287974">
            <text:p>27.6670</text:p>
          </table:table-cell>
          <table:table-cell table:style-name="ce8" table:formula="of:=[.Y3]" office:value-type="float" office:value="25.37">
            <text:p>25.37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7.4720746217844">
            <text:p>27.4721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5.55">
            <text:p>25.55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7.3930582463341">
            <text:p>27.3931</text:p>
          </table:table-cell>
          <table:table-cell table:style-name="ce8" table:formula="of:=[.Y4]" office:value-type="float" office:value="25.37">
            <text:p>25.37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7.2000738829548">
            <text:p>27.2001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5.55">
            <text:p>25.55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7.1218398478555">
            <text:p>27.1218</text:p>
          </table:table-cell>
          <table:table-cell table:style-name="ce8" table:formula="of:=[.Y5]" office:value-type="float" office:value="25.37">
            <text:p>25.37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9307662207474">
            <text:p>26.9308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5.55">
            <text:p>25.55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6.853306780055">
            <text:p>26.8533</text:p>
          </table:table-cell>
          <table:table-cell table:style-name="ce8" table:formula="of:=[.Y6]" office:value-type="float" office:value="25.37">
            <text:p>25.37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664124971037">
            <text:p>26.664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5.55">
            <text:p>25.55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6.5874324555">
            <text:p>26.5874</text:p>
          </table:table-cell>
          <table:table-cell table:style-name="ce8" table:formula="of:=[.Y7]" office:value-type="float" office:value="25.37">
            <text:p>25.37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6.4001237337">
            <text:p>26.400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5.55">
            <text:p>25.55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6.32419055">
            <text:p>26.3242</text:p>
          </table:table-cell>
          <table:table-cell table:style-name="ce8" table:formula="of:=[.Y8]" office:value-type="float" office:value="25.37">
            <text:p>25.37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6.13873637">
            <text:p>26.1387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5.55">
            <text:p>25.55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6.063555">
            <text:p>26.0636</text:p>
          </table:table-cell>
          <table:table-cell table:style-name="ce8" table:formula="of:=[.Y9]" office:value-type="float" office:value="25.37">
            <text:p>25.37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879937">
            <text:p>25.879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5.55">
            <text:p>25.55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5.8055">
            <text:p>25.8055</text:p>
          </table:table-cell>
          <table:table-cell table:style-name="ce8" table:formula="of:=[.Y10]" office:value-type="float" office:value="25.37">
            <text:p>25.37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6237">
            <text:p>25.623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5.55">
            <text:p>25.55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5.55">
            <text:p>25.5500</text:p>
          </table:table-cell>
          <table:table-cell table:style-name="ce8" table:formula="of:=[.Y11]" office:value-type="float" office:value="25.37">
            <text:p>25.37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5.37">
            <text:p>25.37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5.55">
            <text:p>25.55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5.2970297029703">
            <text:p>25.2970</text:p>
          </table:table-cell>
          <table:table-cell table:style-name="ce8" table:formula="of:=[.Y12]" office:value-type="float" office:value="25.37">
            <text:p>25.37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5.1188118811881">
            <text:p>25.118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5.55">
            <text:p>25.55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5.0465640623468">
            <text:p>25.0466</text:p>
          </table:table-cell>
          <table:table-cell table:style-name="ce8" table:formula="of:=[.Y13]" office:value-type="float" office:value="25.37">
            <text:p>25.37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8701107734536">
            <text:p>24.8701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5.55">
            <text:p>25.55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4.7985782795513">
            <text:p>24.7986</text:p>
          </table:table-cell>
          <table:table-cell table:style-name="ce8" table:formula="of:=[.Y14]" office:value-type="float" office:value="25.37">
            <text:p>25.37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6238720529243">
            <text:p>24.623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5.55">
            <text:p>25.55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4.553047801536">
            <text:p>24.5530</text:p>
          </table:table-cell>
          <table:table-cell table:style-name="ce8" table:formula="of:=[.Y15]" office:value-type="float" office:value="25.37">
            <text:p>25.37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4.380071339529">
            <text:p>24.380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5.55">
            <text:p>25.55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4.3099483183524">
            <text:p>24.3099</text:p>
          </table:table-cell>
          <table:table-cell table:style-name="ce8" table:formula="of:=[.Y16]" office:value-type="float" office:value="25.37">
            <text:p>25.37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4.1386844945832">
            <text:p>24.1387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5.55">
            <text:p>25.55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4.069255760745">
            <text:p>24.0693</text:p>
          </table:table-cell>
          <table:table-cell table:style-name="ce8" table:formula="of:=[.Y17]" office:value-type="float" office:value="25.37">
            <text:p>25.37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8996876183992">
            <text:p>23.8997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5.55">
            <text:p>25.55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3.8309462977673">
            <text:p>23.8309</text:p>
          </table:table-cell>
          <table:table-cell table:style-name="ce8" table:formula="of:=[.Y18]" office:value-type="float" office:value="25.37">
            <text:p>25.37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66305704792">
            <text:p>23.663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5.55">
            <text:p>25.55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3.5949963344231">
            <text:p>23.5950</text:p>
          </table:table-cell>
          <table:table-cell table:style-name="ce8" table:formula="of:=[.Y19]" office:value-type="float" office:value="25.37">
            <text:p>25.37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3.4287693543763">
            <text:p>23.4288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5.55">
            <text:p>25.55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3.3613825093298">
            <text:p>23.3614</text:p>
          </table:table-cell>
          <table:table-cell table:style-name="ce8" table:formula="of:=[.Y20]" office:value-type="float" office:value="25.37">
            <text:p>25.37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3.1968013409666">
            <text:p>23.1968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5.55">
            <text:p>25.55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3.1300816924057">
            <text:p>23.1301</text:p>
          </table:table-cell>
          <table:table-cell table:style-name="ce8" table:formula="of:=[.Y21]" office:value-type="float" office:value="25.37">
            <text:p>25.37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967130040561">
            <text:p>22.967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43490414090915">
            <text:p>1.4349</text:p>
          </table:table-cell>
          <table:table-cell table:style-name="ce7" office:value-type="float" office:value="2.245">
            <text:p>2.24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47987667154815">
            <text:p>2.47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1.299">
            <text:p>1.299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42069716921698">
            <text:p>1.4207</text:p>
          </table:table-cell>
          <table:table-cell table:style-name="ce8" table:formula="of:=[.Y25]" office:value-type="float" office:value="2.245">
            <text:p>2.24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45532343717639">
            <text:p>2.455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1.299">
            <text:p>1.299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40663086061088">
            <text:p>1.4066</text:p>
          </table:table-cell>
          <table:table-cell table:style-name="ce8" table:formula="of:=[.Y26]" office:value-type="float" office:value="2.245">
            <text:p>2.24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43101330413504">
            <text:p>2.431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1.299">
            <text:p>1.299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39270382238701">
            <text:p>1.3927</text:p>
          </table:table-cell>
          <table:table-cell table:style-name="ce8" table:formula="of:=[.Y27]" office:value-type="float" office:value="2.245">
            <text:p>2.24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40694386548024">
            <text:p>2.4069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1.299">
            <text:p>1.299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3789146756307">
            <text:p>1.3789</text:p>
          </table:table-cell>
          <table:table-cell table:style-name="ce8" table:formula="of:=[.Y28]" office:value-type="float" office:value="2.245">
            <text:p>2.24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38311273809925">
            <text:p>2.3831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1.299">
            <text:p>1.299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3652620550799">
            <text:p>1.3653</text:p>
          </table:table-cell>
          <table:table-cell table:style-name="ce8" table:formula="of:=[.Y29]" office:value-type="float" office:value="2.245">
            <text:p>2.24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3595175624745">
            <text:p>2.3595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1.299">
            <text:p>1.299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35174460899">
            <text:p>1.3517</text:p>
          </table:table-cell>
          <table:table-cell table:style-name="ce8" table:formula="of:=[.Y30]" office:value-type="float" office:value="2.245">
            <text:p>2.24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33615600245">
            <text:p>2.3362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1.299">
            <text:p>1.299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338360999">
            <text:p>1.3384</text:p>
          </table:table-cell>
          <table:table-cell table:style-name="ce8" table:formula="of:=[.Y31]" office:value-type="float" office:value="2.245">
            <text:p>2.24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313025745">
            <text:p>2.3130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1.299">
            <text:p>1.299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3251099">
            <text:p>1.3251</text:p>
          </table:table-cell>
          <table:table-cell table:style-name="ce8" table:formula="of:=[.Y32]" office:value-type="float" office:value="2.245">
            <text:p>2.24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2901245">
            <text:p>2.290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1.299">
            <text:p>1.299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31199">
            <text:p>1.3120</text:p>
          </table:table-cell>
          <table:table-cell table:style-name="ce8" table:formula="of:=[.Y33]" office:value-type="float" office:value="2.245">
            <text:p>2.24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26745">
            <text:p>2.267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1.299">
            <text:p>1.299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299">
            <text:p>1.2990</text:p>
          </table:table-cell>
          <table:table-cell table:style-name="ce8" table:formula="of:=[.Y34]" office:value-type="float" office:value="2.245">
            <text:p>2.24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245">
            <text:p>2.24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1.299">
            <text:p>1.299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28613861386139">
            <text:p>1.2861</text:p>
          </table:table-cell>
          <table:table-cell table:style-name="ce8" table:formula="of:=[.Y35]" office:value-type="float" office:value="2.245">
            <text:p>2.24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22277227722772">
            <text:p>2.2228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1.299">
            <text:p>1.299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27340456817959">
            <text:p>1.2734</text:p>
          </table:table-cell>
          <table:table-cell table:style-name="ce8" table:formula="of:=[.Y36]" office:value-type="float" office:value="2.245">
            <text:p>2.24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20076463091854">
            <text:p>2.2008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1.299">
            <text:p>1.299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26079660215801">
            <text:p>1.2608</text:p>
          </table:table-cell>
          <table:table-cell table:style-name="ce8" table:formula="of:=[.Y37]" office:value-type="float" office:value="2.245">
            <text:p>2.24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17897488209756">
            <text:p>2.1790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1.299">
            <text:p>1.299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24831346748318">
            <text:p>1.2483</text:p>
          </table:table-cell>
          <table:table-cell table:style-name="ce8" table:formula="of:=[.Y38]" office:value-type="float" office:value="2.245">
            <text:p>2.24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15740087336392">
            <text:p>2.1574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1.299">
            <text:p>1.299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23595392820117">
            <text:p>1.2360</text:p>
          </table:table-cell>
          <table:table-cell table:style-name="ce8" table:formula="of:=[.Y39]" office:value-type="float" office:value="2.245">
            <text:p>2.24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13604046867715">
            <text:p>2.136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1.299">
            <text:p>1.299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22371676059521">
            <text:p>1.2237</text:p>
          </table:table-cell>
          <table:table-cell table:style-name="ce8" table:formula="of:=[.Y40]" office:value-type="float" office:value="2.245">
            <text:p>2.24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11489155314569">
            <text:p>2.1149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1.299">
            <text:p>1.299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21160075306457">
            <text:p>1.2116</text:p>
          </table:table-cell>
          <table:table-cell table:style-name="ce8" table:formula="of:=[.Y41]" office:value-type="float" office:value="2.245">
            <text:p>2.24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09395203281752">
            <text:p>2.0940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1.299">
            <text:p>1.299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19960470600452">
            <text:p>1.1996</text:p>
          </table:table-cell>
          <table:table-cell table:style-name="ce8" table:formula="of:=[.Y42]" office:value-type="float" office:value="2.245">
            <text:p>2.24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07321983447279">
            <text:p>2.0732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1.299">
            <text:p>1.299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18772743168765">
            <text:p>1.1877</text:p>
          </table:table-cell>
          <table:table-cell table:style-name="ce8" table:formula="of:=[.Y43]" office:value-type="float" office:value="2.245">
            <text:p>2.24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0526929054186">
            <text:p>2.0527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1.299">
            <text:p>1.299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17596775414619">
            <text:p>1.1760</text:p>
          </table:table-cell>
          <table:table-cell table:style-name="ce8" table:formula="of:=[.Y44]" office:value-type="float" office:value="2.245">
            <text:p>2.24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03236921328575">
            <text:p>2.032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660">
            <text:p>660</text:p>
          </table:table-cell>
          <table:table-cell table:style-name="ce18" table:formula="of:=100*[.D23]/[.D24]-100" office:value-type="float" office:value="-3.36749633967788">
            <text:p>-3.37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683">
            <text:p>68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2015／07／09</text:date>, <text:time>15:05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09T15:05:33.54</dc:date>
    <meta:editing-duration>P59DT18H30M</meta:editing-duration>
    <meta:editing-cycles>198</meta:editing-cycles>
    <meta:generator>OpenOffice/4.1.1$Win32 OpenOffice.org_project/411m6$Build-9775</meta:generator>
    <meta:document-statistic meta:table-count="9" meta:cell-count="4993" meta:object-count="0"/>
  </office:meta>
</office:document-meta>
</file>